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tab-stops>
          <style:tab-stop style:position="0.4925in"/>
          <style:tab-stop style:position="1.0035in"/>
        </style:tab-stops>
      </style:paragraph-properties>
      <style:text-properties style:font-name="Ubuntu" fo:font-size="10pt" officeooo:rsid="0004ce7d" officeooo:paragraph-rsid="0004ce7d" style:font-size-asian="8.75pt" style:font-size-complex="10pt"/>
    </style:style>
    <style:style style:name="P2" style:family="paragraph" style:parent-style-name="Standard">
      <style:paragraph-properties>
        <style:tab-stops>
          <style:tab-stop style:position="0.4925in"/>
          <style:tab-stop style:position="1.0035in"/>
        </style:tab-stops>
      </style:paragraph-properties>
      <style:text-properties style:font-name="Ubuntu" fo:font-size="10pt" officeooo:rsid="0004ce7d" officeooo:paragraph-rsid="0004ce7d" fo:background-color="#ffff00" style:font-size-asian="8.75pt" style:font-size-complex="10pt"/>
    </style:style>
    <style:style style:name="P3" style:family="paragraph" style:parent-style-name="Standard">
      <style:paragraph-properties>
        <style:tab-stops>
          <style:tab-stop style:position="0.4925in"/>
          <style:tab-stop style:position="1.0035in"/>
        </style:tab-stops>
      </style:paragraph-properties>
      <style:text-properties style:font-name="Ubuntu" fo:font-size="10pt" officeooo:paragraph-rsid="0004ce7d"/>
    </style:style>
    <style:style style:name="P4" style:family="paragraph" style:parent-style-name="Standard">
      <style:paragraph-properties>
        <style:tab-stops>
          <style:tab-stop style:position="0.4925in"/>
          <style:tab-stop style:position="1.0035in"/>
        </style:tab-stops>
      </style:paragraph-properties>
      <style:text-properties style:use-window-font-color="true" style:font-name="Ubuntu" fo:font-size="10pt" officeooo:rsid="00063681" officeooo:paragraph-rsid="00063681" fo:background-color="transparent" style:font-size-asian="8.75pt" style:font-size-complex="10pt"/>
    </style:style>
    <style:style style:name="P5" style:family="paragraph" style:parent-style-name="Standard">
      <style:paragraph-properties>
        <style:tab-stops>
          <style:tab-stop style:position="0.4925in"/>
          <style:tab-stop style:position="1.0035in"/>
        </style:tab-stops>
      </style:paragraph-properties>
      <style:text-properties style:use-window-font-color="true" style:font-name="Ubuntu" fo:font-size="10pt" officeooo:rsid="00078474" officeooo:paragraph-rsid="00078474" fo:background-color="transparent" style:font-size-asian="8.75pt" style:font-size-complex="10pt"/>
    </style:style>
    <style:style style:name="P6" style:family="paragraph" style:parent-style-name="Standard">
      <style:paragraph-properties fo:text-align="justify" style:justify-single-word="false">
        <style:tab-stops>
          <style:tab-stop style:position="0.4925in"/>
          <style:tab-stop style:position="1.0035in"/>
        </style:tab-stops>
      </style:paragraph-properties>
      <style:text-properties style:use-window-font-color="true" style:font-name="Ubuntu" fo:font-size="10pt" officeooo:rsid="0007e92e" officeooo:paragraph-rsid="0007e92e" fo:background-color="transparent" style:font-size-asian="8.75pt" style:font-size-complex="10pt"/>
    </style:style>
    <style:style style:name="P7" style:family="paragraph" style:parent-style-name="Standard">
      <style:paragraph-properties fo:text-align="justify" style:justify-single-word="false">
        <style:tab-stops>
          <style:tab-stop style:position="0.4925in"/>
          <style:tab-stop style:position="1.0035in"/>
        </style:tab-stops>
      </style:paragraph-properties>
      <style:text-properties style:use-window-font-color="true" style:font-name="Ubuntu" fo:font-size="10pt" officeooo:rsid="0007e92e" officeooo:paragraph-rsid="000809d4" fo:background-color="transparent" style:font-size-asian="8.75pt" style:font-size-complex="10pt"/>
    </style:style>
    <style:style style:name="P8" style:family="paragraph" style:parent-style-name="Standard">
      <style:paragraph-properties fo:text-align="justify" style:justify-single-word="false">
        <style:tab-stops>
          <style:tab-stop style:position="0.4925in"/>
          <style:tab-stop style:position="1.0035in"/>
        </style:tab-stops>
      </style:paragraph-properties>
      <style:text-properties style:use-window-font-color="true" style:font-name="Ubuntu" fo:font-size="10pt" officeooo:rsid="000809d4" officeooo:paragraph-rsid="000809d4" fo:background-color="transparent" style:font-size-asian="8.75pt" style:font-size-complex="10pt"/>
    </style:style>
    <style:style style:name="P9" style:family="paragraph" style:parent-style-name="Standard">
      <style:paragraph-properties>
        <style:tab-stops>
          <style:tab-stop style:position="0.4925in"/>
          <style:tab-stop style:position="1.0035in"/>
        </style:tab-stops>
      </style:paragraph-properties>
      <style:text-properties style:use-window-font-color="true" style:font-name="Ubuntu" fo:font-size="10pt" officeooo:rsid="000809d4" officeooo:paragraph-rsid="000809d4" fo:background-color="transparent" style:font-size-asian="8.75pt" style:font-size-complex="10pt"/>
    </style:style>
    <style:style style:name="P10" style:family="paragraph" style:parent-style-name="Standard">
      <style:paragraph-properties>
        <style:tab-stops>
          <style:tab-stop style:position="0.4925in"/>
          <style:tab-stop style:position="1.0035in"/>
        </style:tab-stops>
      </style:paragraph-properties>
      <style:text-properties style:use-window-font-color="true" style:font-name="Ubuntu" fo:font-size="10pt" officeooo:rsid="0008e5bd" officeooo:paragraph-rsid="0008e5bd" fo:background-color="transparent" style:font-size-asian="8.75pt" style:font-size-complex="10pt"/>
    </style:style>
    <style:style style:name="P11" style:family="paragraph" style:parent-style-name="Standard">
      <style:paragraph-properties fo:text-align="justify" style:justify-single-word="false">
        <style:tab-stops>
          <style:tab-stop style:position="0.4925in"/>
          <style:tab-stop style:position="1.0035in"/>
        </style:tab-stops>
      </style:paragraph-properties>
      <style:text-properties style:use-window-font-color="true" style:font-name="Ubuntu" fo:font-size="10pt" officeooo:rsid="000c59ea" officeooo:paragraph-rsid="000c59ea" fo:background-color="transparent" style:font-size-asian="8.75pt" style:font-size-complex="10pt"/>
    </style:style>
    <style:style style:name="P12" style:family="paragraph" style:parent-style-name="Standard">
      <style:paragraph-properties>
        <style:tab-stops>
          <style:tab-stop style:position="0.4925in"/>
          <style:tab-stop style:position="1.0035in"/>
        </style:tab-stops>
      </style:paragraph-properties>
      <style:text-properties style:use-window-font-color="true" style:font-name="Ubuntu" fo:font-size="10pt" officeooo:rsid="000c59ea" officeooo:paragraph-rsid="000c59ea" fo:background-color="transparent" style:font-size-asian="8.75pt" style:font-size-complex="10pt"/>
    </style:style>
    <style:style style:name="P13" style:family="paragraph" style:parent-style-name="Standard">
      <style:paragraph-properties>
        <style:tab-stops>
          <style:tab-stop style:position="0.4925in"/>
          <style:tab-stop style:position="1.0035in"/>
        </style:tab-stops>
      </style:paragraph-properties>
      <style:text-properties style:use-window-font-color="true" style:font-name="Ubuntu" fo:font-size="10pt" officeooo:rsid="000d30aa" officeooo:paragraph-rsid="000d30aa" fo:background-color="transparent" style:font-size-asian="8.75pt" style:font-size-complex="10pt"/>
    </style:style>
    <style:style style:name="P14" style:family="paragraph" style:parent-style-name="Standard">
      <style:paragraph-properties>
        <style:tab-stops>
          <style:tab-stop style:position="0.4925in"/>
          <style:tab-stop style:position="1.0035in"/>
        </style:tab-stops>
      </style:paragraph-properties>
      <style:text-properties style:use-window-font-color="true" style:font-name="Ubuntu" fo:font-size="10pt" officeooo:rsid="000f22c9" officeooo:paragraph-rsid="000f22c9" fo:background-color="transparent" style:font-size-asian="8.75pt" style:font-size-complex="10pt"/>
    </style:style>
    <style:style style:name="P15" style:family="paragraph" style:parent-style-name="Standard">
      <style:paragraph-properties>
        <style:tab-stops>
          <style:tab-stop style:position="0.4925in"/>
          <style:tab-stop style:position="1.0035in"/>
        </style:tab-stops>
      </style:paragraph-properties>
      <style:text-properties style:use-window-font-color="true" style:font-name="Ubuntu" fo:font-size="10pt" officeooo:rsid="0004ce7d" officeooo:paragraph-rsid="00078474" fo:background-color="#ffff00" style:font-size-asian="8.75pt" style:font-size-complex="10pt"/>
    </style:style>
    <style:style style:name="P16" style:family="paragraph" style:parent-style-name="Standard">
      <style:paragraph-properties>
        <style:tab-stops>
          <style:tab-stop style:position="0.4925in"/>
          <style:tab-stop style:position="1.0035in"/>
        </style:tab-stops>
      </style:paragraph-properties>
      <style:text-properties style:use-window-font-color="true" style:font-name="Ubuntu" fo:font-size="10pt" officeooo:rsid="0004ce7d" officeooo:paragraph-rsid="0007e92e" fo:background-color="#ffff00" style:font-size-asian="8.75pt" style:font-size-complex="10pt"/>
    </style:style>
    <style:style style:name="P17" style:family="paragraph" style:parent-style-name="Standard">
      <style:paragraph-properties>
        <style:tab-stops>
          <style:tab-stop style:position="0.4925in"/>
          <style:tab-stop style:position="1.0035in"/>
        </style:tab-stops>
      </style:paragraph-properties>
      <style:text-properties style:use-window-font-color="true" style:font-name="Ubuntu" fo:font-size="10pt" officeooo:rsid="0004ce7d" officeooo:paragraph-rsid="000809d4" fo:background-color="#ffff00" style:font-size-asian="8.75pt" style:font-size-complex="10pt"/>
    </style:style>
    <style:style style:name="P18" style:family="paragraph" style:parent-style-name="Standard">
      <style:paragraph-properties>
        <style:tab-stops>
          <style:tab-stop style:position="0.4925in"/>
          <style:tab-stop style:position="1.0035in"/>
        </style:tab-stops>
      </style:paragraph-properties>
      <style:text-properties style:use-window-font-color="true" style:font-name="Ubuntu" fo:font-size="10pt" officeooo:rsid="0004ce7d" officeooo:paragraph-rsid="0008e5bd" fo:background-color="#ffff00" style:font-size-asian="8.75pt" style:font-size-complex="10pt"/>
    </style:style>
    <style:style style:name="P19" style:family="paragraph" style:parent-style-name="Standard">
      <style:paragraph-properties>
        <style:tab-stops>
          <style:tab-stop style:position="0.4925in"/>
          <style:tab-stop style:position="1.0035in"/>
        </style:tab-stops>
      </style:paragraph-properties>
      <style:text-properties style:use-window-font-color="true" style:font-name="Ubuntu" fo:font-size="10pt" officeooo:rsid="0004ce7d" officeooo:paragraph-rsid="000c59ea" fo:background-color="#ffff00" style:font-size-asian="8.75pt" style:font-size-complex="10pt"/>
    </style:style>
    <style:style style:name="P20" style:family="paragraph" style:parent-style-name="Standard">
      <style:paragraph-properties>
        <style:tab-stops>
          <style:tab-stop style:position="0.4925in"/>
          <style:tab-stop style:position="1.0035in"/>
        </style:tab-stops>
      </style:paragraph-properties>
      <style:text-properties style:use-window-font-color="true" style:font-name="Ubuntu" fo:font-size="10pt" officeooo:rsid="00078474" officeooo:paragraph-rsid="0007e92e" fo:background-color="#ffff00" style:font-size-asian="8.75pt" style:font-size-complex="10pt"/>
    </style:style>
    <style:style style:name="P21" style:family="paragraph" style:parent-style-name="Standard">
      <style:paragraph-properties>
        <style:tab-stops>
          <style:tab-stop style:position="0.4925in"/>
          <style:tab-stop style:position="1.0035in"/>
        </style:tab-stops>
      </style:paragraph-properties>
      <style:text-properties style:use-window-font-color="true" style:font-name="Ubuntu" fo:font-size="10pt" officeooo:rsid="00078474" officeooo:paragraph-rsid="000809d4" fo:background-color="#ffff00" style:font-size-asian="8.75pt" style:font-size-complex="10pt"/>
    </style:style>
    <style:style style:name="P22" style:family="paragraph" style:parent-style-name="Standard">
      <style:paragraph-properties>
        <style:tab-stops>
          <style:tab-stop style:position="0.4925in"/>
          <style:tab-stop style:position="1.0035in"/>
        </style:tab-stops>
      </style:paragraph-properties>
      <style:text-properties style:use-window-font-color="true" style:font-name="Ubuntu" fo:font-size="10pt" officeooo:rsid="000c59ea" officeooo:paragraph-rsid="000d30aa" fo:background-color="#ffff00" style:font-size-asian="8.75pt" style:font-size-complex="10pt"/>
    </style:style>
    <style:style style:name="P23" style:family="paragraph" style:parent-style-name="Standard">
      <style:paragraph-properties>
        <style:tab-stops>
          <style:tab-stop style:position="0.4925in"/>
          <style:tab-stop style:position="1.0035in"/>
        </style:tab-stops>
      </style:paragraph-properties>
      <style:text-properties style:use-window-font-color="true" style:font-name="Ubuntu" fo:font-size="10pt" officeooo:rsid="000c59ea" officeooo:paragraph-rsid="000f22c9" fo:background-color="#ffff00" style:font-size-asian="8.75pt" style:font-size-complex="10pt"/>
    </style:style>
    <style:style style:name="P24" style:family="paragraph" style:parent-style-name="Standard">
      <style:paragraph-properties>
        <style:tab-stops>
          <style:tab-stop style:position="0.4925in"/>
          <style:tab-stop style:position="1.0035in"/>
        </style:tab-stops>
      </style:paragraph-properties>
      <style:text-properties style:use-window-font-color="true" style:font-name="Ubuntu" fo:font-size="10pt" officeooo:rsid="000f22c9" officeooo:paragraph-rsid="000f22c9" fo:background-color="#ffff00" style:font-size-asian="8.75pt" style:font-size-complex="10pt"/>
    </style:style>
    <style:style style:name="P25" style:family="paragraph" style:parent-style-name="Standard">
      <style:paragraph-properties>
        <style:tab-stops>
          <style:tab-stop style:position="0.4925in"/>
          <style:tab-stop style:position="1.0035in"/>
        </style:tab-stops>
      </style:paragraph-properties>
      <style:text-properties fo:font-variant="normal" fo:text-transform="none" style:use-window-font-color="true" style:font-name="Ubuntu" fo:font-size="10pt" fo:letter-spacing="normal" fo:font-style="normal" fo:font-weight="normal" officeooo:rsid="0004ce7d" officeooo:paragraph-rsid="00078474" fo:background-color="transparent" style:font-size-asian="8.75pt" style:font-weight-asian="normal" style:font-size-complex="10pt" style:font-weight-complex="normal"/>
    </style:style>
    <style:style style:name="P26" style:family="paragraph" style:parent-style-name="Standard">
      <style:paragraph-properties fo:break-before="page">
        <style:tab-stops>
          <style:tab-stop style:position="0.4925in"/>
          <style:tab-stop style:position="1.0035in"/>
        </style:tab-stops>
      </style:paragraph-properties>
      <style:text-properties style:use-window-font-color="true" style:font-name="Ubuntu" fo:font-size="10pt" officeooo:rsid="0008e5bd" officeooo:paragraph-rsid="0008e5bd" fo:background-color="transparent" style:font-size-asian="8.75pt" style:font-size-complex="10pt"/>
    </style:style>
    <style:style style:name="P27" style:family="paragraph" style:parent-style-name="Standard">
      <style:paragraph-properties fo:margin-left="0.4925in" fo:margin-right="0in" fo:text-indent="0in" style:auto-text-indent="false">
        <style:tab-stops>
          <style:tab-stop style:position="0.4925in"/>
          <style:tab-stop style:position="1.0035in"/>
        </style:tab-stops>
      </style:paragraph-properties>
      <style:text-properties style:use-window-font-color="true" style:font-name="Ubuntu" fo:font-size="10pt" officeooo:rsid="00063681" officeooo:paragraph-rsid="00063681" fo:background-color="#111111" style:font-size-asian="8.75pt" style:font-size-complex="10pt"/>
    </style:style>
    <style:style style:name="P28" style:family="paragraph" style:parent-style-name="Standard">
      <style:paragraph-properties fo:margin-left="0.4925in" fo:margin-right="0in" fo:text-indent="0in" style:auto-text-indent="false">
        <style:tab-stops>
          <style:tab-stop style:position="0.4925in"/>
          <style:tab-stop style:position="1.0035in"/>
        </style:tab-stops>
      </style:paragraph-properties>
      <style:text-properties style:use-window-font-color="true" style:font-name="Ubuntu" fo:font-size="10pt" officeooo:rsid="0007e92e" officeooo:paragraph-rsid="0007e92e" fo:background-color="#111111" style:font-size-asian="8.75pt" style:font-size-complex="10pt"/>
    </style:style>
    <style:style style:name="P29" style:family="paragraph" style:parent-style-name="Standard">
      <style:paragraph-properties fo:margin-left="0.4925in" fo:margin-right="0in" fo:text-indent="0in" style:auto-text-indent="false">
        <style:tab-stops>
          <style:tab-stop style:position="0.4925in"/>
          <style:tab-stop style:position="1.0035in"/>
        </style:tab-stops>
      </style:paragraph-properties>
      <style:text-properties style:use-window-font-color="true" style:font-name="Ubuntu" fo:font-size="10pt" officeooo:rsid="0007e92e" officeooo:paragraph-rsid="000809d4" fo:background-color="#111111" style:font-size-asian="8.75pt" style:font-size-complex="10pt"/>
    </style:style>
    <style:style style:name="P30" style:family="paragraph" style:parent-style-name="Standard">
      <style:paragraph-properties fo:margin-left="0.4925in" fo:margin-right="0in" fo:text-indent="0in" style:auto-text-indent="false">
        <style:tab-stops>
          <style:tab-stop style:position="0.4925in"/>
          <style:tab-stop style:position="1.0035in"/>
        </style:tab-stops>
      </style:paragraph-properties>
      <style:text-properties style:use-window-font-color="true" style:font-name="Ubuntu" fo:font-size="10pt" officeooo:rsid="0007e92e" officeooo:paragraph-rsid="0008e5bd" fo:background-color="#111111" style:font-size-asian="8.75pt" style:font-size-complex="10pt"/>
    </style:style>
    <style:style style:name="P31" style:family="paragraph" style:parent-style-name="Standard">
      <style:paragraph-properties fo:margin-left="0.4925in" fo:margin-right="0in" fo:text-indent="0in" style:auto-text-indent="false">
        <style:tab-stops>
          <style:tab-stop style:position="0.4925in"/>
          <style:tab-stop style:position="1.0035in"/>
        </style:tab-stops>
      </style:paragraph-properties>
      <style:text-properties style:use-window-font-color="true" style:font-name="Ubuntu" fo:font-size="10pt" officeooo:rsid="0007e92e" officeooo:paragraph-rsid="000d30aa" fo:background-color="#111111" style:font-size-asian="8.75pt" style:font-size-complex="10pt"/>
    </style:style>
    <style:style style:name="P32" style:family="paragraph" style:parent-style-name="Standard">
      <style:paragraph-properties fo:margin-left="0.4925in" fo:margin-right="0in" fo:text-indent="0in" style:auto-text-indent="false">
        <style:tab-stops>
          <style:tab-stop style:position="0.4925in"/>
          <style:tab-stop style:position="1.0035in"/>
        </style:tab-stops>
      </style:paragraph-properties>
      <style:text-properties fo:color="#ff3333" style:font-name="Ubuntu" fo:font-size="10pt" officeooo:rsid="0007e92e" officeooo:paragraph-rsid="0007e92e" fo:background-color="#111111" style:font-size-asian="8.75pt" style:font-size-complex="10pt"/>
    </style:style>
    <style:style style:name="P33" style:family="paragraph" style:parent-style-name="Standard">
      <style:paragraph-properties fo:margin-left="0.4925in" fo:margin-right="0in" fo:text-indent="0in" style:auto-text-indent="false">
        <style:tab-stops>
          <style:tab-stop style:position="0.4925in"/>
          <style:tab-stop style:position="1.0035in"/>
        </style:tab-stops>
      </style:paragraph-properties>
      <style:text-properties fo:color="#00cc33" style:font-name="Ubuntu" fo:font-size="10pt" officeooo:rsid="0007e92e" officeooo:paragraph-rsid="0007e92e" fo:background-color="#111111" style:font-size-asian="8.75pt" style:font-size-complex="10pt"/>
    </style:style>
    <style:style style:name="P34" style:family="paragraph" style:parent-style-name="Standard">
      <style:paragraph-properties fo:margin-left="0in" fo:margin-right="0in" fo:text-indent="0in" style:auto-text-indent="false">
        <style:tab-stops>
          <style:tab-stop style:position="0.4925in"/>
          <style:tab-stop style:position="1.0035in"/>
        </style:tab-stops>
      </style:paragraph-properties>
      <style:text-properties style:use-window-font-color="true" style:font-name="Ubuntu" fo:font-size="10pt" officeooo:rsid="0007e92e" officeooo:paragraph-rsid="0007e92e" fo:background-color="transparent" style:font-size-asian="8.75pt" style:font-size-complex="10pt"/>
    </style:style>
    <style:style style:name="P35" style:family="paragraph" style:parent-style-name="Standard">
      <style:paragraph-properties>
        <style:tab-stops>
          <style:tab-stop style:position="0.4925in"/>
          <style:tab-stop style:position="1.0035in"/>
        </style:tab-stops>
      </style:paragraph-properties>
      <style:text-properties style:use-window-font-color="true" style:font-name="Ubuntu" fo:font-size="10pt" officeooo:rsid="000f7f43" officeooo:paragraph-rsid="000f7f43" fo:background-color="transparent" style:font-size-asian="8.75pt" style:font-size-complex="10pt"/>
    </style:style>
    <style:style style:name="P36" style:family="paragraph" style:parent-style-name="Standard">
      <style:paragraph-properties>
        <style:tab-stops>
          <style:tab-stop style:position="0.4925in"/>
          <style:tab-stop style:position="1.0035in"/>
        </style:tab-stops>
      </style:paragraph-properties>
      <style:text-properties style:use-window-font-color="true" style:font-name="Ubuntu" fo:font-size="10pt" officeooo:rsid="0010b624" officeooo:paragraph-rsid="0010b624" fo:background-color="transparent" style:font-size-asian="8.75pt" style:font-size-complex="10pt"/>
    </style:style>
    <style:style style:name="P37" style:family="paragraph" style:parent-style-name="Standard">
      <style:paragraph-properties>
        <style:tab-stops>
          <style:tab-stop style:position="0.4925in"/>
          <style:tab-stop style:position="1.0035in"/>
        </style:tab-stops>
      </style:paragraph-properties>
      <style:text-properties style:use-window-font-color="true" style:font-name="Ubuntu" fo:font-size="10pt" officeooo:rsid="000c59ea" officeooo:paragraph-rsid="000f7f43" fo:background-color="#ffff00" style:font-size-asian="8.75pt" style:font-size-complex="10pt"/>
    </style:style>
    <style:style style:name="P38" style:family="paragraph" style:parent-style-name="Standard">
      <style:paragraph-properties>
        <style:tab-stops>
          <style:tab-stop style:position="0.4925in"/>
          <style:tab-stop style:position="1.0035in"/>
        </style:tab-stops>
      </style:paragraph-properties>
      <style:text-properties style:use-window-font-color="true" style:font-name="Ubuntu" fo:font-size="10pt" officeooo:rsid="000c59ea" officeooo:paragraph-rsid="0010b624" fo:background-color="#ffff00" style:font-size-asian="8.75pt" style:font-size-complex="10pt"/>
    </style:style>
    <style:style style:name="P39" style:family="paragraph" style:parent-style-name="Standard">
      <style:paragraph-properties>
        <style:tab-stops>
          <style:tab-stop style:position="0.4925in"/>
          <style:tab-stop style:position="1.0035in"/>
        </style:tab-stops>
      </style:paragraph-properties>
      <style:text-properties style:use-window-font-color="true" style:font-name="Ubuntu" fo:font-size="10pt" officeooo:rsid="000f7f43" officeooo:paragraph-rsid="000f7f43" fo:background-color="#ffff00" style:font-size-asian="8.75pt" style:font-size-complex="10pt"/>
    </style:style>
    <style:style style:name="P40" style:family="paragraph" style:parent-style-name="Standard">
      <style:paragraph-properties>
        <style:tab-stops>
          <style:tab-stop style:position="0.4925in"/>
          <style:tab-stop style:position="1.0035in"/>
        </style:tab-stops>
      </style:paragraph-properties>
      <style:text-properties style:use-window-font-color="true" style:font-name="Ubuntu" fo:font-size="10pt" officeooo:rsid="0007e92e" officeooo:paragraph-rsid="00078474" fo:background-color="#111111" style:font-size-asian="8.75pt" style:font-size-complex="10pt"/>
    </style:style>
    <style:style style:name="P41" style:family="paragraph" style:parent-style-name="Standard">
      <style:paragraph-properties fo:margin-left="0.4925in" fo:margin-right="0in" fo:text-indent="0in" style:auto-text-indent="false">
        <style:tab-stops>
          <style:tab-stop style:position="0.4925in"/>
          <style:tab-stop style:position="1.0035in"/>
        </style:tab-stops>
      </style:paragraph-properties>
      <style:text-properties style:use-window-font-color="true" style:font-name="Ubuntu" fo:font-size="10pt" officeooo:rsid="0007e92e" officeooo:paragraph-rsid="000f7f43" fo:background-color="#111111" style:font-size-asian="8.75pt" style:font-size-complex="10pt"/>
    </style:style>
    <style:style style:name="P42" style:family="paragraph" style:parent-style-name="Standard">
      <style:paragraph-properties fo:margin-left="0.4925in" fo:margin-right="0in" fo:text-indent="0in" style:auto-text-indent="false">
        <style:tab-stops>
          <style:tab-stop style:position="0.4925in"/>
          <style:tab-stop style:position="1.0035in"/>
        </style:tab-stops>
      </style:paragraph-properties>
      <style:text-properties style:use-window-font-color="true" style:font-name="Ubuntu" fo:font-size="10pt" officeooo:rsid="0007e92e" officeooo:paragraph-rsid="0010b624" fo:background-color="#111111" style:font-size-asian="8.75pt" style:font-size-complex="10pt"/>
    </style:style>
    <style:style style:name="P43" style:family="paragraph" style:parent-style-name="Standard">
      <style:paragraph-properties fo:break-before="page">
        <style:tab-stops>
          <style:tab-stop style:position="0.4925in"/>
          <style:tab-stop style:position="1.0035in"/>
        </style:tab-stops>
      </style:paragraph-properties>
      <style:text-properties style:use-window-font-color="true" style:font-name="Ubuntu" fo:font-size="10pt" officeooo:rsid="000f7f43" officeooo:paragraph-rsid="000f7f43" fo:background-color="transparent" style:font-size-asian="8.75pt" style:font-size-complex="10pt"/>
    </style:style>
    <style:style style:name="T1" style:family="text">
      <style:text-properties fo:font-variant="normal" fo:text-transform="none" style:use-window-font-color="true" fo:letter-spacing="normal" fo:font-style="normal" fo:font-weight="normal" officeooo:rsid="0004ce7d" style:font-size-asian="8.75pt" style:font-weight-asian="normal" style:font-size-complex="10pt" style:font-weight-complex="normal"/>
    </style:style>
    <style:style style:name="T2" style:family="text">
      <style:text-properties officeooo:rsid="0004ce7d" style:font-size-asian="8.75pt" style:font-size-complex="10pt"/>
    </style:style>
    <style:style style:name="T3" style:family="text">
      <style:text-properties style:use-window-font-color="true"/>
    </style:style>
    <style:style style:name="T4" style:family="text">
      <style:text-properties officeooo:rsid="00078474"/>
    </style:style>
    <style:style style:name="T5" style:family="text">
      <style:text-properties fo:color="#ff3333"/>
    </style:style>
    <style:style style:name="T6" style:family="text">
      <style:text-properties officeooo:rsid="000809d4"/>
    </style:style>
    <style:style style:name="T7" style:family="text">
      <style:text-properties officeooo:rsid="000ad00f"/>
    </style:style>
    <style:style style:name="T8" style:family="text">
      <style:text-properties officeooo:rsid="000c59ea"/>
    </style:style>
    <style:style style:name="T9" style:family="text">
      <style:text-properties officeooo:rsid="000d30aa"/>
    </style:style>
    <style:style style:name="T10" style:family="text">
      <style:text-properties fo:color="#00cc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arn Git</text:p>
      <text:p text:style-name="P1"/>
      <text:p text:style-name="P3"><text:span text:style-name="T2">If you would like to use git with access to a remote repo the easy way is to create first the remote repo on GitHub. Creta the </text:span><text:span text:style-name="T1">README.md and the .gitignore files.</text:span></text:p>
      <text:p text:style-name="P1"/>
      <text:p text:style-name="P1">Navigate to the folder where you want to make the copy of the remote repo and clone the it to your local machine:</text:p>
      <text:p text:style-name="P2"><text:span text:style-name="T3">$ git clone </text:span><text:a xlink:type="simple" xlink:href="https://github.com/ollepeter/LearnGit.git" text:style-name="Internet_20_link" text:visited-style-name="Visited_20_Internet_20_Link">https://github.com/ollepeter/LearnGit.git</text:a></text:p>
      <text:p text:style-name="P27">Cloning into 'LearnGit'...</text:p>
      <text:p text:style-name="P27">remote: Counting objects: 4, done.</text:p>
      <text:p text:style-name="P27">remote: Compressing objects: 100% (3/3), done.</text:p>
      <text:p text:style-name="P27">remote: Total 4 (delta 0), reused 0 (delta 0), pack-reused 0</text:p>
      <text:p text:style-name="P27">Unpacking objects: 100% (4/4), done.</text:p>
      <text:p text:style-name="P27">Checking connectivity... done.</text:p>
      <text:p text:style-name="P4"><text:tab/></text:p>
      <text:p text:style-name="P25">make some changes in your local repo. For example chnge the content of the README.md file.-&gt;&gt;</text:p>
      <text:p text:style-name="P25"/>
      <text:p text:style-name="P5">Use git status to check the statutus of your local repo and your working copy:</text:p>
      <text:p text:style-name="P15">$ git <text:span text:style-name="T4">status</text:span></text:p>
      <text:p text:style-name="P28">On branch master</text:p>
      <text:p text:style-name="P28">Your branch is up-to-date with 'origin/master'.</text:p>
      <text:p text:style-name="P28">Changes not staged for commit:</text:p>
      <text:p text:style-name="P28"><text:s text:c="2"/>(use "git add [file]..." to update what will be committed)</text:p>
      <text:p text:style-name="P28"><text:s text:c="2"/>(use "git checkout -- [file]..." to discard changes in working directory)</text:p>
      <text:p text:style-name="P28"/>
      <text:p text:style-name="P28"><text:tab/><text:span text:style-name="T5">modified: <text:s text:c="2"/>.gitignore</text:span></text:p>
      <text:p text:style-name="P32"><text:tab/>modified: <text:s text:c="2"/>README.md</text:p>
      <text:p text:style-name="P28"/>
      <text:p text:style-name="P28">no changes added to commit (use "git add" and/or "git commit -a")</text:p>
      <text:p text:style-name="P34"/>
      <text:p text:style-name="P34">use "git add " to add the modified files to the "working tree"/"stage"</text:p>
      <text:p text:style-name="P20">$ git add .gitignore README.md</text:p>
      <text:p text:style-name="P16">$ git <text:span text:style-name="T4">status</text:span></text:p>
      <text:p text:style-name="P28">On branch master</text:p>
      <text:p text:style-name="P28">Your branch is up-to-date with 'origin/master'.</text:p>
      <text:p text:style-name="P28">Changes to be committed:</text:p>
      <text:p text:style-name="P28"><text:s text:c="2"/>(use "git reset HEAD [file]..." to unstage)</text:p>
      <text:p text:style-name="P28"/>
      <text:p text:style-name="P33"><text:tab/>modified: <text:s text:c="2"/>.gitignore</text:p>
      <text:p text:style-name="P33"><text:tab/>modified: <text:s text:c="2"/>README.md</text:p>
      <text:p text:style-name="P6">the file are added to the stage but not saved to the local repo</text:p>
      <text:p text:style-name="P6"/>
      <text:p text:style-name="P6">use "git commit -m "[commit message]" " to make a snapshot of your local directory and save it to your local repo; "-m" means that the comment message will be the string between the double quotes</text:p>
      <text:p text:style-name="P21">$ git commit -m "<text:span text:style-name="T6">update README.md and .gitignore</text:span>"</text:p>
      <text:p text:style-name="P29">[master 89f0fe0] update README.md and .gitignore</text:p>
      <text:p text:style-name="P29"><text:s/>2 files changed, 4 insertions(+), 19 deletions(-)</text:p>
      <text:p text:style-name="P8">first line contains the commit hash and the commit message. Second line show the changes and modifications.</text:p>
      <text:p text:style-name="P8">With the commit your changes saved in your local repo but not saved in the remote repo (on GitHub)</text:p>
      <text:p text:style-name="P7"/>
      <text:p text:style-name="P17">$ git <text:span text:style-name="T4">status</text:span></text:p>
      <text:p text:style-name="P29">On branch master</text:p>
      <text:p text:style-name="P29">Your branch is ahead of 'origin/master' by 1 commit.</text:p>
      <text:p text:style-name="P29"><text:s text:c="2"/>(use "git push" to publish your local commits)</text:p>
      <text:p text:style-name="P29">nothing to commit, working directory clean</text:p>
      <text:p text:style-name="P9">your local branch “master” is ahead of the remote upstream branch which is the “origin/master”.</text:p>
      <text:p text:style-name="P9">use “git push” to save your changes into your remote repo:</text:p>
      <text:p text:style-name="P9"/>
      <text:p text:style-name="P26">with “git remote show [remote-name]” get info from the remote repo</text:p>
      <text:p text:style-name="P18">$ git remote show origin</text:p>
      <text:p text:style-name="P30">* remote origin</text:p>
      <text:p text:style-name="P30"><text:s text:c="2"/>Fetch URL: https://github.com/ollepeter/LearnGit.git</text:p>
      <text:p text:style-name="P30"><text:s text:c="2"/>Push <text:s/>URL: https://github.com/ollepeter/LearnGit.git</text:p>
      <text:p text:style-name="P30"><text:s text:c="2"/>HEAD branch: master</text:p>
      <text:p text:style-name="P30"><text:s text:c="2"/>Remote branch:</text:p>
      <text:p text:style-name="P30"><text:s text:c="4"/>master tracked</text:p>
      <text:p text:style-name="P30"><text:s text:c="2"/>Local branch configured for 'git pull':</text:p>
      <text:p text:style-name="P30"><text:s text:c="4"/>master merges with remote master</text:p>
      <text:p text:style-name="P30"><text:s text:c="2"/>Local ref configured for 'git push':</text:p>
      <text:p text:style-name="P30"><text:s text:c="4"/>master pushes to master (fast-forwardable)</text:p>
      <text:p text:style-name="P10">with “git push” your local master branch will be ‘saved’ to origin/master</text:p>
      <text:p text:style-name="P10"/>
      <text:p text:style-name="P10">use “git push” to save your local changes (actually the committed snapshot) to the <text:span text:style-name="T7">remote</text:span> repo</text:p>
      <text:p text:style-name="P18">$ git push</text:p>
      <text:p text:style-name="P11">this will updated your remote “origin” repo on the “master” branch</text:p>
      <text:p text:style-name="P11">the connection between your local “master” branch and origin (remote) “master” branch was implicitly set up during the “clone”-ing</text:p>
      <text:p text:style-name="P11">you can explicit define where to push with some parameter during the “push [remote] [branch(on remote)]” </text:p>
      <text:p text:style-name="P19">$ git push <text:span text:style-name="T8">origin master</text:span></text:p>
      <text:p text:style-name="P12">this will do the same as the “git push” above</text:p>
      <text:p text:style-name="P12"/>
      <text:p text:style-name="P13">to follow the gitflow workflow create a new branch called “develope” <text:s/>change the HEAD to it (checkout )</text:p>
      <text:p text:style-name="P22">$ git checkout -b develop</text:p>
      <text:p text:style-name="P31">M<text:tab/>LearnGit.odt</text:p>
      <text:p text:style-name="P31">Switched to a new branch 'develop'</text:p>
      <text:p text:style-name="P5">“<text:span text:style-name="T9">M</text:span>” <text:span text:style-name="T9">means that the file is modified since the last commit</text:span></text:p>
      <text:p text:style-name="P5"/>
      <text:p text:style-name="P5"/>
      <text:p text:style-name="P24"/>
      <text:p text:style-name="P14">make some more modification on the “modif .txt” file. Some of these modifs made <text:s/>on “master” some of them made on ”develop”. From both branches the modifs were pushed to “origin”.</text:p>
      <text:p text:style-name="P14"/>
      <text:p text:style-name="P14">Now, we would like to merge “develope” into “master”. For this we should checkout “master”</text:p>
      <text:p text:style-name="P23">$ git checkout master</text:p>
      <text:p text:style-name="P14"/>
      <text:p text:style-name="P14">then marge “develop” into master</text:p>
      <text:p text:style-name="P23">$ git merge develop</text:p>
      <text:p text:style-name="P41">warning: Cannot merge binary files: LearnGit.odt (HEAD vs. develop)</text:p>
      <text:p text:style-name="P41">Auto-merging modif.txt</text:p>
      <text:p text:style-name="P41">CONFLICT (content): Merge conflict in modif.txt</text:p>
      <text:p text:style-name="P41">Auto-merging LearnGit.odt</text:p>
      <text:p text:style-name="P41">CONFLICT (content): Merge conflict in LearnGit.odt</text:p>
      <text:p text:style-name="P41">Automatic merge failed; fix conflicts and then commit the result.</text:p>
      <text:p text:style-name="P35">we have two merge conflicts. 1st is on the txt file and 2nd on the odt file (binary)</text:p>
      <text:p text:style-name="P35">to solve the 1st one open the txt file in a simple text editor and solve the conflict manually then save the file than add it to the stage. (Or you can use GitKraken...)</text:p>
      <text:p text:style-name="P35"/>
      <text:p text:style-name="P43"/>
      <text:p text:style-name="P37">$ git add modif.txt</text:p>
      <text:p text:style-name="P39">$ git status</text:p>
      <text:p text:style-name="P41">On branch master</text:p>
      <text:p text:style-name="P41">Your branch is up-to-date with 'origin/master'.</text:p>
      <text:p text:style-name="P41">You have unmerged paths.</text:p>
      <text:p text:style-name="P41"><text:s text:c="2"/>(fix conflicts and run "git commit")</text:p>
      <text:p text:style-name="P41"/>
      <text:p text:style-name="P41">Changes to be committed:</text:p>
      <text:p text:style-name="P41"/>
      <text:p text:style-name="P41"><text:tab/><text:span text:style-name="T10">modified: <text:s text:c="2"/>modif.txt</text:span></text:p>
      <text:p text:style-name="P41"/>
      <text:p text:style-name="P41">Unmerged paths:</text:p>
      <text:p text:style-name="P41"><text:s text:c="2"/>(use "git add &lt;file&gt;..." to mark resolution)</text:p>
      <text:p text:style-name="P41"/>
      <text:p text:style-name="P41"><text:tab/><text:span text:style-name="T5">both modified: <text:s text:c="2"/>LearnGit.odt</text:span></text:p>
      <text:p text:style-name="P35">The merge conflict of “modif.txt” has been solved but still problem with the “LearnGit.odt”</text:p>
      <text:p text:style-name="P35">To solve the remaining problem we deciede to keep the current file which is in the working tree (“master” branch) to do this we should add this file again to the stage</text:p>
      <text:p text:style-name="P35"/>
      <text:p text:style-name="P38">$ git add LearnGit.odt</text:p>
      <text:p text:style-name="P38">$ git status</text:p>
      <text:p text:style-name="P42">On branch master</text:p>
      <text:p text:style-name="P42">Your branch is up-to-date with 'origin/master'.</text:p>
      <text:p text:style-name="P42">All conflicts fixed but you are still merging.</text:p>
      <text:p text:style-name="P42"><text:s text:c="2"/>(use "git commit" to conclude merge)</text:p>
      <text:p text:style-name="P42"/>
      <text:p text:style-name="P42">Changes to be committed:</text:p>
      <text:p text:style-name="P42"/>
      <text:p text:style-name="P42"><text:tab/><text:span text:style-name="T10">modified: <text:s text:c="2"/>modif.txt</text:span></text:p>
      <text:p text:style-name="P40"/>
      <text:p text:style-name="P36">both merge conflicts has been solved, so we can make the merge commit</text:p>
      <text:p text:style-name="P38">$ git commit -m "resolv merge conflict on modif.txt and LearnGit.odt"</text:p>
      <text:p text:style-name="P42">[master 4de9dbc] resolv merge conflict on modif.txt and LearnGit.odt</text:p>
      <text:p text:style-name="P36"/>
      <text:p text:style-name="P36"/>
      <text:p text:style-name="P36"/>
      <text:p text:style-name="P5"/>
      <text:p text:style-name="P5">df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5T11:53:55.964373027</meta:creation-date>
    <dc:date>2017-06-15T15:56:41.368214222</dc:date>
    <meta:editing-duration>PT33M54S</meta:editing-duration>
    <meta:editing-cycles>6</meta:editing-cycles>
    <meta:generator>LibreOffice/5.1.6.2$Linux_X86_64 LibreOffice_project/10m0$Build-2</meta:generator>
    <meta:document-statistic meta:table-count="0" meta:image-count="0" meta:object-count="0" meta:page-count="3" meta:paragraph-count="108" meta:word-count="880" meta:character-count="5379" meta:non-whitespace-character-count="4541"/>
  </office:meta>
</office:document-meta>
</file>